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303" officeooo:paragraph-rsid="00072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mo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5T11:53:25.871119848</meta:creation-date>
    <dc:date>2018-06-15T11:54:21.709914634</dc:date>
    <meta:editing-duration>PT5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1.6.2$Linux_X86_64 LibreOffice_project/10m0$Build-2</meta:generator>
  </office:meta>
</office:document-meta>
</file>